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1e7" officeooo:paragraph-rsid="000d01e7"/>
    </style:style>
    <style:style style:name="P2" style:family="paragraph" style:parent-style-name="Standard">
      <style:text-properties style:text-underline-style="solid" style:text-underline-width="auto" style:text-underline-color="font-color" officeooo:rsid="000eec8b" officeooo:paragraph-rsid="000eec8b"/>
    </style:style>
    <style:style style:name="P3" style:family="paragraph" style:parent-style-name="Standard">
      <style:text-properties style:text-underline-style="solid" style:text-underline-width="auto" style:text-underline-color="font-color" officeooo:rsid="001339b9" officeooo:paragraph-rsid="001339b9"/>
    </style:style>
    <style:style style:name="P4" style:family="paragraph" style:parent-style-name="Standard">
      <style:text-properties style:text-underline-style="none" officeooo:rsid="001339b9" officeooo:paragraph-rsid="001339b9"/>
    </style:style>
    <style:style style:name="P5" style:family="paragraph" style:parent-style-name="Standard">
      <style:text-properties style:text-underline-style="none" officeooo:rsid="000eec8b" officeooo:paragraph-rsid="000eec8b"/>
    </style:style>
    <style:style style:name="P6" style:family="paragraph" style:parent-style-name="Standard">
      <style:text-properties style:text-underline-style="none" officeooo:rsid="0010fd35" officeooo:paragraph-rsid="0010fd35"/>
    </style:style>
    <style:style style:name="P7" style:family="paragraph" style:parent-style-name="Standard">
      <style:text-properties style:text-underline-style="none" officeooo:rsid="0011a549" officeooo:paragraph-rsid="0011a549"/>
    </style:style>
    <style:style style:name="P8" style:family="paragraph" style:parent-style-name="Standard">
      <style:text-properties style:text-underline-style="none" officeooo:rsid="001339b9" officeooo:paragraph-rsid="001339b9"/>
    </style:style>
    <style:style style:name="P9" style:family="paragraph" style:parent-style-name="Standard">
      <style:text-properties style:text-underline-style="none" officeooo:rsid="00100cc5" officeooo:paragraph-rsid="00100cc5"/>
    </style:style>
    <style:style style:name="P10" style:family="paragraph" style:parent-style-name="Standard">
      <style:text-properties style:text-underline-style="none" officeooo:rsid="0014532b" officeooo:paragraph-rsid="0014532b"/>
    </style:style>
    <style:style style:name="P11" style:family="paragraph" style:parent-style-name="Standard">
      <style:text-properties style:text-underline-style="none" officeooo:rsid="0014c8dc" officeooo:paragraph-rsid="0014c8dc"/>
    </style:style>
    <style:style style:name="P12" style:family="paragraph" style:parent-style-name="Standard">
      <style:text-properties style:text-underline-style="solid" style:text-underline-width="auto" style:text-underline-color="font-color" officeooo:rsid="0014532b" officeooo:paragraph-rsid="0014532b"/>
    </style:style>
    <style:style style:name="P13" style:family="paragraph" style:parent-style-name="Standard">
      <style:text-properties style:text-underline-style="solid" style:text-underline-width="auto" style:text-underline-color="font-color" officeooo:rsid="0014c8dc" officeooo:paragraph-rsid="0014c8dc"/>
    </style:style>
    <style:style style:name="P14" style:family="paragraph" style:parent-style-name="Standard">
      <style:text-properties style:text-underline-style="solid" style:text-underline-width="auto" style:text-underline-color="font-color" officeooo:rsid="00152b58" officeooo:paragraph-rsid="00152b58"/>
    </style:style>
    <style:style style:name="P15" style:family="paragraph" style:parent-style-name="Standard">
      <style:text-properties style:text-underline-style="solid" style:text-underline-width="auto" style:text-underline-color="font-color" officeooo:rsid="0016edc1" officeooo:paragraph-rsid="0016edc1"/>
    </style:style>
    <style:style style:name="P16" style:family="paragraph" style:parent-style-name="Standard">
      <style:text-properties style:text-underline-style="solid" style:text-underline-width="auto" style:text-underline-color="font-color" officeooo:rsid="00187403" officeooo:paragraph-rsid="00187403"/>
    </style:style>
    <style:style style:name="P17" style:family="paragraph" style:parent-style-name="Standard">
      <style:text-properties style:text-underline-style="solid" style:text-underline-width="auto" style:text-underline-color="font-color" officeooo:rsid="0018e059" officeooo:paragraph-rsid="0018e059"/>
    </style:style>
    <style:style style:name="T1" style:family="text">
      <style:text-properties style:text-underline-style="none"/>
    </style:style>
    <style:style style:name="T2" style:family="text">
      <style:text-properties officeooo:rsid="0014532b"/>
    </style:style>
    <style:style style:name="T3" style:family="text">
      <style:text-properties officeooo:rsid="001515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o Zakharchuk &amp; Thea Marquand</text:p>
      <text:p text:style-name="P1"/>
      <text:p text:style-name="P1"/>
      <text:p text:style-name="P1"/>
      <text:p text:style-name="P2">Ex 1</text:p>
      <text:p text:style-name="P5"/>
      <text:p text:style-name="P5">1)</text:p>
      <text:p text:style-name="P6">Affichage auquel on s’attend :</text:p>
      <text:p text:style-name="P6"/>
      <text:p text:style-name="P6">v</text:p>
      <text:p text:style-name="P6">e</text:p>
      <text:p text:style-name="P6">r</text:p>
      <text:p text:style-name="P6">t</text:p>
      <text:p text:style-name="P6">e</text:p>
      <text:p text:style-name="P6"><text:s/>verte</text:p>
      <text:p text:style-name="P6">verte</text:p>
      <text:p text:style-name="P6"/>
      <text:p text:style-name="P6">Affichage effectif :</text:p>
      <text:p text:style-name="P6"/>
      <text:p text:style-name="P6">v</text:p>
      <text:p text:style-name="P6">e</text:p>
      <text:p text:style-name="P6">r</text:p>
      <text:p text:style-name="P6">t</text:p>
      <text:p text:style-name="P6">e</text:p>
      <text:p text:style-name="P6"><text:s/>veste</text:p>
      <text:p text:style-name="P6">veste</text:p>
      <text:p text:style-name="P6"/>
      <text:p text:style-name="P7">Explication : Quand on fait *++p au lieu de *p++, cela change ce qui est stocké dans la case mémoire et y ajoute 1. Puisque les lettres sont dirigées par un code ASCII, ajouter 1 transforme r en s.</text:p>
      <text:p text:style-name="P7"/>
      <text:p text:style-name="P7"/>
      <text:p text:style-name="P4">2) Après exécution, s contient « veste ».</text:p>
      <text:p text:style-name="P4"/>
      <text:p text:style-name="P3">Ex 2</text:p>
      <text:p text:style-name="P4"/>
      <text:p text:style-name="P4">1)</text:p>
      <text:p text:style-name="P4">Attendu :</text:p>
      <text:p text:style-name="P4">42424242</text:p>
      <text:p text:style-name="P4"/>
      <text:p text:style-name="P4">Effectif :</text:p>
      <text:p text:style-name="P4">32424242</text:p>
      <text:p text:style-name="P4"/>
      <text:p text:style-name="P4">Explication : Le premier affichage est en fait 2*10+(10+2), les 10 ont été séparés par le +. <text:span text:style-name="T2">L’opération a été considérée comme 2 opérations qu’on ajoute l’une à l’autre.</text:span></text:p>
      <text:p text:style-name="P4"/>
      <text:p text:style-name="P10">2) <text:span text:style-name="T3">Il est utile de ne pas copier le même calcul des centaines de fois, ou de stocker des valeurs très précises, ainsi que de rendre le code facile à lire. Il faut utiliser intelligemment les parenthèses pour obtenir les valeurs voulues.</text:span></text:p>
      <text:p text:style-name="P10"/>
      <text:p text:style-name="P10"/>
      <text:p text:style-name="P10"/>
      <text:p text:style-name="P12"><text:soft-page-break/>Ex 3</text:p>
      <text:p text:style-name="P4"/>
      <text:p text:style-name="P10">1) Erreur de segmentation</text:p>
      <text:p text:style-name="P10"/>
      <text:p text:style-name="P11">2) Problème : 2 allocs, 1 free</text:p>
      <text:p text:style-name="P10"/>
      <text:p text:style-name="P13">Ex 4</text:p>
      <text:p text:style-name="P13"><text:span text:style-name="T1"/></text:p>
      <text:p text:style-name="P14"><text:span text:style-name="T1">1) Aucune règle pour fabriquer la cible « tp1 »,nécessaire pour « all ». Arrêt.</text:span></text:p>
      <text:p text:style-name="P15"><text:span text:style-name="T1">(Erreur)</text:span></text:p>
      <text:p text:style-name="P15"><text:span text:style-name="T1"/></text:p>
      <text:p text:style-name="P15"><text:span text:style-name="T1">2) Affichage de :</text:span></text:p>
      <text:p text:style-name="P15"><text:span text:style-name="T1">rm -rf *.o</text:span></text:p>
      <text:p text:style-name="P15"><text:span text:style-name="T1">rm -f tp1</text:span></text:p>
      <text:p text:style-name="P15"><text:span text:style-name="T1"/></text:p>
      <text:p text:style-name="P16"><text:span text:style-name="T1">3) D’accord</text:span></text:p>
      <text:p text:style-name="P13"><text:span text:style-name="T1"/></text:p>
      <text:p text:style-name="P17"><text:span text:style-name="T1">4) ______________________________</text:span></text:p>
      <text:p text:style-name="P17"><text:span text:style-name="T1"/></text:p>
      <text:p text:style-name="P17"><text:span text:style-name="T1"/></text:p>
      <text:p text:style-name="P10"/>
      <text:p text:style-name="P4"/>
      <text:p text:style-name="P4"/>
      <text:p text:style-name="P4"/>
      <text:p text:style-name="P4"/>
      <text:p text:style-name="P7"/>
      <text:p text:style-name="P6"/>
      <text:p text:style-name="P9"/>
      <text:p text:style-name="P9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09:04:43.201438684</meta:creation-date>
    <dc:date>2021-09-20T11:46:14.592297457</dc:date>
    <meta:editing-duration>PT2H37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2" meta:paragraph-count="40" meta:word-count="202" meta:character-count="1035" meta:non-whitespace-character-count="871"/>
  </office:meta>
</office:document-meta>
</file>